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orizontal_20_Line">
      <style:text-properties officeooo:paragraph-rsid="0040207b"/>
    </style:style>
    <style:style style:name="P3" style:family="paragraph" style:parent-style-name="Standard">
      <style:text-properties officeooo:paragraph-rsid="0040207b"/>
    </style:style>
    <style:style style:name="P4" style:family="paragraph" style:parent-style-name="Text_20_body">
      <style:text-properties officeooo:paragraph-rsid="0040207b"/>
    </style:style>
    <style:style style:name="P5" style:family="paragraph" style:parent-style-name="Text_20_body">
      <style:text-properties officeooo:paragraph-rsid="00ce3c49"/>
    </style:style>
    <style:style style:name="P6" style:family="paragraph" style:parent-style-name="Text_20_body">
      <style:text-properties officeooo:rsid="00d485cf" officeooo:paragraph-rsid="00d485cf"/>
    </style:style>
    <style:style style:name="P7" style:family="paragraph" style:parent-style-name="Text_20_body">
      <style:text-properties officeooo:rsid="00c01f4c" officeooo:paragraph-rsid="010cfb66"/>
    </style:style>
    <style:style style:name="P8" style:family="paragraph" style:parent-style-name="Text_20_body">
      <style:text-properties officeooo:paragraph-rsid="01233867"/>
    </style:style>
    <style:style style:name="P9" style:family="paragraph" style:parent-style-name="Text_20_body">
      <style:text-properties officeooo:paragraph-rsid="00c01f4c"/>
    </style:style>
    <style:style style:name="P10" style:family="paragraph" style:parent-style-name="Text_20_body">
      <style:text-properties officeooo:paragraph-rsid="00b14245"/>
    </style:style>
    <style:style style:name="P11" style:family="paragraph" style:parent-style-name="Text_20_body">
      <style:text-properties officeooo:paragraph-rsid="0121b969"/>
    </style:style>
    <style:style style:name="P12" style:family="paragraph" style:parent-style-name="Text_20_body">
      <style:text-properties officeooo:paragraph-rsid="01106408"/>
    </style:style>
    <style:style style:name="P13" style:family="paragraph" style:parent-style-name="Text_20_body">
      <style:text-properties officeooo:paragraph-rsid="011704bf"/>
    </style:style>
    <style:style style:name="P14" style:family="paragraph" style:parent-style-name="Text_20_body">
      <style:text-properties officeooo:paragraph-rsid="0084de96"/>
    </style:style>
    <style:style style:name="P15" style:family="paragraph" style:parent-style-name="Text_20_body">
      <style:text-properties officeooo:paragraph-rsid="007211ca"/>
    </style:style>
    <style:style style:name="P16" style:family="paragraph" style:parent-style-name="Text_20_body">
      <style:text-properties officeooo:paragraph-rsid="00418e29"/>
    </style:style>
    <style:style style:name="P17" style:family="paragraph" style:parent-style-name="Text_20_body">
      <style:text-properties officeooo:paragraph-rsid="00851588"/>
    </style:style>
    <style:style style:name="P18" style:family="paragraph" style:parent-style-name="Text_20_body">
      <style:text-properties officeooo:paragraph-rsid="0081ac02"/>
    </style:style>
    <style:style style:name="P19" style:family="paragraph" style:parent-style-name="Text_20_body">
      <style:text-properties officeooo:paragraph-rsid="000c2b3f"/>
    </style:style>
    <style:style style:name="P20" style:family="paragraph" style:parent-style-name="Text_20_body">
      <style:text-properties officeooo:paragraph-rsid="00f9fdda"/>
    </style:style>
    <style:style style:name="P21" style:family="paragraph" style:parent-style-name="Text_20_body">
      <style:text-properties officeooo:paragraph-rsid="005ffd05"/>
    </style:style>
    <style:style style:name="T1" style:family="text">
      <style:text-properties officeooo:rsid="00173fe6"/>
    </style:style>
    <style:style style:name="T2" style:family="text">
      <style:text-properties officeooo:rsid="001b211d"/>
    </style:style>
    <style:style style:name="T3" style:family="text">
      <style:text-properties officeooo:rsid="001bed2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fbe7e4" style:font-weight-asian="normal" style:font-weight-complex="normal"/>
    </style:style>
    <style:style style:name="T6" style:family="text">
      <style:text-properties fo:color="#2a6099" loext:opacity="100%"/>
    </style:style>
    <style:style style:name="T7" style:family="text">
      <style:text-properties fo:color="#2a6099" loext:opacity="100%" officeooo:rsid="004967b4"/>
    </style:style>
    <style:style style:name="T8" style:family="text">
      <style:text-properties fo:color="#2a6099" loext:opacity="100%" officeooo:rsid="0054a397"/>
    </style:style>
    <style:style style:name="T9" style:family="text">
      <style:text-properties fo:color="#2a6099" loext:opacity="100%" fo:font-weight="normal" style:font-weight-asian="normal" style:font-weight-complex="normal"/>
    </style:style>
    <style:style style:name="T10" style:family="text">
      <style:text-properties fo:color="#2a6099" loext:opacity="100%" officeooo:rsid="00a1870a"/>
    </style:style>
    <style:style style:name="T11" style:family="text">
      <style:text-properties fo:color="#611729" loext:opacity="100%"/>
    </style:style>
    <style:style style:name="T12" style:family="text">
      <style:text-properties fo:color="#333333" loext:opacity="100%"/>
    </style:style>
    <style:style style:name="T13" style:family="text">
      <style:text-properties fo:color="#333333" loext:opacity="100%" fo:font-weight="bold" style:font-weight-asian="bold" style:font-weight-complex="bold"/>
    </style:style>
    <style:style style:name="T14" style:family="text">
      <style:text-properties fo:color="#333333" loext:opacity="100%" fo:font-weight="bold" officeooo:rsid="005e19e2" style:font-weight-asian="bold" style:font-weight-complex="bold"/>
    </style:style>
    <style:style style:name="T15" style:family="text">
      <style:text-properties fo:color="#333333" loext:opacity="100%" fo:font-weight="bold" officeooo:rsid="00851588" style:font-weight-asian="bold" style:font-weight-complex="bold"/>
    </style:style>
    <style:style style:name="T16" style:family="text">
      <style:text-properties fo:color="#333333" loext:opacity="100%" officeooo:rsid="00b14245" style:font-weight-asian="bold" style:font-weight-complex="bold"/>
    </style:style>
    <style:style style:name="T17" style:family="text">
      <style:text-properties fo:color="#333333" loext:opacity="100%" officeooo:rsid="010023dc" style:font-weight-asian="bold" style:font-weight-complex="bold"/>
    </style:style>
    <style:style style:name="T18" style:family="text">
      <style:text-properties fo:color="#333333" loext:opacity="100%" officeooo:rsid="00b14245"/>
    </style:style>
    <style:style style:name="T19" style:family="text">
      <style:text-properties fo:color="#333333" loext:opacity="100%" officeooo:rsid="00b4e774"/>
    </style:style>
    <style:style style:name="T20" style:family="text">
      <style:text-properties fo:color="#333333" loext:opacity="100%" officeooo:rsid="00b64f1d"/>
    </style:style>
    <style:style style:name="T21" style:family="text">
      <style:text-properties fo:color="#333333" loext:opacity="100%" officeooo:rsid="00bc4c1b"/>
    </style:style>
    <style:style style:name="T22" style:family="text">
      <style:text-properties fo:color="#333333" loext:opacity="100%" officeooo:rsid="00c15549"/>
    </style:style>
    <style:style style:name="T23" style:family="text">
      <style:text-properties fo:color="#333333" loext:opacity="100%" officeooo:rsid="00d1ffe2"/>
    </style:style>
    <style:style style:name="T24" style:family="text">
      <style:text-properties fo:color="#333333" loext:opacity="100%" officeooo:rsid="00ff691a"/>
    </style:style>
    <style:style style:name="T25" style:family="text">
      <style:text-properties fo:color="#333333" loext:opacity="100%" officeooo:rsid="00c01f4c"/>
    </style:style>
    <style:style style:name="T26" style:family="text">
      <style:text-properties officeooo:rsid="003a39f2"/>
    </style:style>
    <style:style style:name="T27" style:family="text">
      <style:text-properties officeooo:rsid="003cb7f9"/>
    </style:style>
    <style:style style:name="T28" style:family="text">
      <style:text-properties officeooo:rsid="0052f1dc"/>
    </style:style>
    <style:style style:name="T29" style:family="text">
      <style:text-properties officeooo:rsid="007bea66"/>
    </style:style>
    <style:style style:name="T30" style:family="text">
      <style:text-properties officeooo:rsid="007ed5dd"/>
    </style:style>
    <style:style style:name="T31" style:family="text">
      <style:text-properties officeooo:rsid="0081ac02"/>
    </style:style>
    <style:style style:name="T32" style:family="text">
      <style:text-properties officeooo:rsid="0084de96"/>
    </style:style>
    <style:style style:name="T33" style:family="text">
      <style:text-properties officeooo:rsid="009cb27c"/>
    </style:style>
    <style:style style:name="T34" style:family="text">
      <style:text-properties officeooo:rsid="00a67430"/>
    </style:style>
    <style:style style:name="T35" style:family="text">
      <style:text-properties officeooo:rsid="00a82f42"/>
    </style:style>
    <style:style style:name="T36" style:family="text">
      <style:text-properties officeooo:rsid="00a95c7a"/>
    </style:style>
    <style:style style:name="T37" style:family="text">
      <style:text-properties officeooo:rsid="00b14245"/>
    </style:style>
    <style:style style:name="T38" style:family="text">
      <style:text-properties officeooo:rsid="00b24fb8"/>
    </style:style>
    <style:style style:name="T39" style:family="text">
      <style:text-properties officeooo:rsid="00b3b0a9"/>
    </style:style>
    <style:style style:name="T40" style:family="text">
      <style:text-properties officeooo:rsid="00b76aa5"/>
    </style:style>
    <style:style style:name="T41" style:family="text">
      <style:text-properties officeooo:rsid="00c23209"/>
    </style:style>
    <style:style style:name="T42" style:family="text">
      <style:text-properties officeooo:rsid="00c38093"/>
    </style:style>
    <style:style style:name="T43" style:family="text">
      <style:text-properties officeooo:rsid="00c5beba"/>
    </style:style>
    <style:style style:name="T44" style:family="text">
      <style:text-properties officeooo:rsid="00c752ef"/>
    </style:style>
    <style:style style:name="T45" style:family="text">
      <style:text-properties officeooo:rsid="00c78385"/>
    </style:style>
    <style:style style:name="T46" style:family="text">
      <style:text-properties officeooo:rsid="00c809d3"/>
    </style:style>
    <style:style style:name="T47" style:family="text">
      <style:text-properties officeooo:rsid="00c93fe3"/>
    </style:style>
    <style:style style:name="T48" style:family="text">
      <style:text-properties officeooo:rsid="00cb9efe"/>
    </style:style>
    <style:style style:name="T49" style:family="text">
      <style:text-properties officeooo:rsid="00d0e51a"/>
    </style:style>
    <style:style style:name="T50" style:family="text">
      <style:text-properties officeooo:rsid="00d96ab9"/>
    </style:style>
    <style:style style:name="T51" style:family="text">
      <style:text-properties officeooo:rsid="00da0f98"/>
    </style:style>
    <style:style style:name="T52" style:family="text">
      <style:text-properties officeooo:rsid="00e8d940"/>
    </style:style>
    <style:style style:name="T53" style:family="text">
      <style:text-properties officeooo:rsid="00e9cb28"/>
    </style:style>
    <style:style style:name="T54" style:family="text">
      <style:text-properties officeooo:rsid="00ebe999"/>
    </style:style>
    <style:style style:name="T55" style:family="text">
      <style:text-properties officeooo:rsid="00edaa66"/>
    </style:style>
    <style:style style:name="T56" style:family="text">
      <style:text-properties officeooo:rsid="00fe535d"/>
    </style:style>
    <style:style style:name="T57" style:family="text">
      <style:text-properties officeooo:rsid="00c01f4c"/>
    </style:style>
    <style:style style:name="T58" style:family="text">
      <style:text-properties officeooo:rsid="011ede32"/>
    </style:style>
    <style:style style:name="T59" style:family="text">
      <style:text-properties officeooo:rsid="012d456f"/>
    </style:style>
  </office:automatic-styles>
  <office:body>
    <office:text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0" text:name="Figure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Text_20_body"><text:span text:style-name="Bold"><text:span text:style-name="T12">Euber Alexandre de Sousa Barbosa</text:span></text:span><text:span text:style-name="T11"> </text:span></text:p>
      <text:p text:style-name="P5"><text:a xlink:type="simple" xlink:href="https://www.linkedin.com/in/easbarba/" text:style-name="Internet_20_link" text:visited-style-name="Visited_20_Internet_20_Link"><text:span text:style-name="T7">linkedin.com/in/easbarba</text:span></text:a> | <text:a xlink:type="simple" xlink:href="mailto:easbarba@outlook.com?subject=Vagas" text:style-name="Internet_20_link" text:visited-style-name="Visited_20_Internet_20_Link"><text:span text:style-name="T8">easbarba@outlook.com</text:span></text:a><text:span text:style-name="T6"> </text:span><text:span text:style-name="T10">| </text:span><text:a xlink:type="simple" xlink:href="https://easbarba.com/" text:style-name="Internet_20_link" text:visited-style-name="Visited_20_Internet_20_Link">easbarba.com</text:a><text:span text:style-name="T8"> </text:span></text:p>
      <text:p text:style-name="Text_20_body"/>
      <text:p text:style-name="P6">OBJETIVO</text:p>
      <text:p text:style-name="P2"/>
      <text:p text:style-name="P3">Seguindo a filosofia Unix - simplicidade, claridade e frugalidade - como norte, busco criar sistemas simples e usáveis com foco em usuários experientes e extensivo uso de ferramentas <text:span text:style-name="T49">cli</text:span>.</text:p>
      <text:p text:style-name="P4"/>
      <text:p text:style-name="Text_20_body"><text:span text:style-name="Bold"><text:span text:style-name="T4">HABILIDADES</text:span></text:span> </text:p>
      <text:p text:style-name="Horizontal_20_Line"/>
      <text:p text:style-name="Text_20_body"><text:span text:style-name="Bold"><text:span text:style-name="T23"><text:s text:c="2"/>langs</text:span></text:span>: <text:span text:style-name="T34">j</text:span>ava<text:span text:style-name="T39">s</text:span>cript, <text:span text:style-name="T59">golang, </text:span><text:span text:style-name="T34">r</text:span>uby, <text:span text:style-name="T34">el</text:span><text:span text:style-name="T3">isp</text:span>.</text:p>
      <text:p text:style-name="P8"><text:span text:style-name="Bold"><text:span text:style-name="T12"><text:s text:c="2"/>frameworks</text:span></text:span>: <text:span text:style-name="T35">e</text:span><text:span text:style-name="T30">xpress.js</text:span>.</text:p>
      <text:p text:style-name="P9"><text:span text:style-name="Bold"><text:span text:style-name="T19"><text:s text:c="2"/>s</text:span></text:span><text:span text:style-name="Bold"><text:span text:style-name="T20">ervers</text:span></text:span>: <text:span text:style-name="T40">rocky, alpine, </text:span><text:span text:style-name="T35">d</text:span>ebian.</text:p>
      <text:p text:style-name="P10"><text:span text:style-name="Bold"><text:span text:style-name="T18"><text:s text:c="2"/>cloud</text:span></text:span>: <text:span text:style-name="T58">aws-cli, </text:span><text:span text:style-name="T56">ec2, </text:span><text:span text:style-name="T38">droplets.</text:span></text:p>
      <text:p text:style-name="P10"><text:span text:style-name="Bold"><text:span text:style-name="T16"><text:s text:c="2"/>container</text:span></text:span><text:span text:style-name="Bold"><text:span text:style-name="T17">s</text:span></text:span><text:span text:style-name="T37">: </text:span>dockerfile, compose, podman, vagrantfile, qemu/kvm.</text:p>
      <text:p text:style-name="P7"><text:span text:style-name="Bold"><text:span text:style-name="T22"><text:s text:c="2"/>networking</text:span></text:span>: <text:span text:style-name="T50">ssh.</text:span></text:p>
      <text:p text:style-name="P7"><text:span text:style-name="Bold"><text:span text:style-name="T24"><text:s text:c="2"/>security</text:span></text:span>: <text:span text:style-name="T51">gpg.</text:span></text:p>
      <text:p text:style-name="P11"><text:span text:style-name="Bold"><text:span text:style-name="T25"><text:s text:c="2"/>script</text:span></text:span><text:span text:style-name="Bold"><text:span text:style-name="T21">ing</text:span></text:span><text:span text:style-name="T57">: </text:span><text:span text:style-name="T36">s</text:span><text:span text:style-name="T57">ed, </text:span><text:span text:style-name="T34">a</text:span><text:span text:style-name="T57">wk, </text:span><text:span text:style-name="T52">grep, </text:span><text:span text:style-name="T57">find </text:span><text:span text:style-name="T54">e </text:span><text:span text:style-name="T55">as</text:span><text:span text:style-name="T57"> </text:span><text:span text:style-name="T53">coreutils</text:span><text:span text:style-name="T57">.</text:span></text:p>
      <text:p text:style-name="P12"><text:span text:style-name="Bold"><text:span text:style-name="T12"><text:s text:c="2"/>unit-test</text:span></text:span>: <text:span text:style-name="T35">m</text:span><text:span text:style-name="T27">ocha</text:span>.</text:p>
      <text:p text:style-name="P13"><text:span text:style-name="Bold"><text:span text:style-name="T12"><text:s text:c="2"/>git</text:span></text:span>: merge, rebase, format-patch.</text:p>
      <text:p text:style-name="P14"><text:span text:style-name="T14"><text:s text:c="2"/>i</text:span><text:span text:style-name="T13">nglês</text:span>: <text:span text:style-name="T32">i</text:span>ntermediário.</text:p>
      <text:p text:style-name="Text_20_body"><text:span text:style-name="Bold"/></text:p>
      <text:p text:style-name="Text_20_body"><text:span text:style-name="Bold"><text:span text:style-name="T4">PROJETOS</text:span></text:span> </text:p>
      <text:p text:style-name="Horizontal_20_Line"/>
      <text:p text:style-name="P15"><text:span text:style-name="Bold"><text:span text:style-name="T13"><text:s text:c="2"/>distro.js</text:span></text:span><text:span text:style-name="T4">:</text:span> <text:span text:style-name="T31">s</text:span>ystem packages management made easy.</text:p>
      <text:p text:style-name="P16"><text:span text:style-name="T33"><text:s text:c="2"/><text:tab/>n</text:span>ode.js, <text:span text:style-name="T26">mocha</text:span>, <text:span text:style-name="T29">yaml</text:span>, docker | <text:a xlink:type="simple" xlink:href="https://github.com/easbarba/distro.js" text:style-name="Internet_20_link" text:visited-style-name="Visited_20_Internet_20_Link"><text:span text:style-name="T6">github.com/easbarba/distro.js</text:span></text:a></text:p>
      <text:p text:style-name="P17"><text:span text:style-name="Bold"><text:span text:style-name="T9"/></text:span></text:p>
      <text:p text:style-name="P18"><text:span text:style-name="Bold"><text:span text:style-name="T13"><text:s text:c="2"/>distro.</text:span></text:span><text:span text:style-name="Bold"><text:span text:style-name="T15">rb</text:span></text:span>: <text:span text:style-name="T31">s</text:span>ystem packages management made easy.</text:p>
      <text:p text:style-name="P19"><text:tab/>ruby, rspec, yaml, docker | <text:a xlink:type="simple" xlink:href="https://github.com/easbarba/distro" text:style-name="Internet_20_link" text:visited-style-name="Visited_20_Internet_20_Link"><text:span text:style-name="T6">github.com/easbarba/distro</text:span></text:a></text:p>
      <text:p text:style-name="Text_20_body"><text:span text:style-name="Bold"/></text:p>
      <text:p text:style-name="Text_20_body">EDUCAÇÃO</text:p>
      <text:p text:style-name="Horizontal_20_Line"/>
      <text:p text:style-name="P20"><text:span text:style-name="T5"><text:s text:c="2"/>ciência da computação</text:span><text:span text:style-name="T4"> </text:span>@ <text:span text:style-name="T44">d</text:span><text:span text:style-name="T43">escomplica</text:span> <text:span text:style-name="T1">[</text:span><text:span text:style-name="T45">c</text:span>ursando<text:span text:style-name="T1">] </text:span><text:span text:style-name="T28"><text:s/></text:span></text:p>
      <text:p text:style-name="P21"><text:span text:style-name="T46"><text:s text:c="2"/>d</text:span>ireito @ <text:span text:style-name="T48">iesb</text:span> <text:span text:style-name="T1">[</text:span><text:span text:style-name="T47">t</text:span>rancado<text:span text:style-name="T1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>
        <style:tab-stops>
          <style:tab-stop style:position="6.6929in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in" fo:margin-bottom="0in" style:contextual-spacing="false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in" fo:margin-bottom="0in" style:contextual-spacing="false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OrgFootnoteQuotations" style:family="paragraph" style:parent-style-name="Footnote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in" fo:border="none" style:shadow="none"/>
    </style:style>
    <style:style style:name="OrgClock" style:family="paragraph" style:parent-style-name="Text_20_body">
      <style:paragraph-properties fo:margin-top="0in" fo:margin-bottom="0in" style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solid" draw:fill-color="#c0c0c0" draw:opacity="100%"/>
      <style:paragraph-properties fo:background-color="#c0c0c0" fo:padding="0.0193in" fo:border="0.06pt solid #000000" style:shadow="none"/>
    </style:style>
    <style:style style:name="OrgFixedWidthBlockLastLine" style:family="paragraph" style:parent-style-name="OrgFixedWidthBlock">
      <style:paragraph-properties fo:margin-top="0in" fo:margin-bottom="0.0827in" style:contextual-spacing="false"/>
    </style:style>
    <style:style style:name="OrgFormula" style:family="paragraph" style:parent-style-name="Text_20_body">
      <style:paragraph-properties>
        <style:tab-stops>
          <style:tab-stop style:position="6.6929in" style:type="right"/>
        </style:tab-stops>
      </style:paragraph-properties>
    </style:style>
    <style:style style:name="OrgSrcBlockLastLine" style:family="paragraph">
      <style:paragraph-properties fo:margin-top="0in" fo:margin-bottom="0.0827in" style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in" fo:margin-right="0in" fo:text-indent="0in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0827in" style:contextual-spacing="false" style:page-number="auto" fo:padding="0in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loext:opacity="0%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5f_20_5f_Symbols" style:display-name="Bullet_20_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rgDisplayImage" style:family="graphic" style:parent-style-name="Graphics">
      <style:graphic-properties text:anchor-type="paragraph" svg:x="0in" svg:y="0in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in" svg:y="0in" fo:margin-top="0.0827in" fo:margin-bottom="0.0827in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.0161in" style:rel-width="100%" fo:min-height="0.0161in" text:anchor-type="paragraph" svg:x="0in" svg:y="0in"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in" svg:y="0in"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OrgPageImageCaptionFrame" style:family="graphic" style:parent-style-name="Frame">
      <style:graphic-properties text:anchor-type="paragraph" svg:x="0in" svg:y="0in" fo:margin-left="0in" fo:margin-right="0in" fo:margin-top="0.0827in" fo:margin-bottom="0.0827in" style:wrap="none" style:vertical-pos="middle" style:vertical-rel="page" style:horizontal-pos="center" style:horizontal-rel="page" fo:background-color="transparent" draw:fill="none" draw:fill-color="#729fcf" fo:padding="0in" fo:border="none" style:shadow="none" draw:shadow-opacity="100%"/>
    </style:style>
    <style:style style:name="OrgInlineImage" style:family="graphic" style:parent-style-name="Graphics">
      <style:graphic-properties text:anchor-type="as-char" svg:x="0in" svg:y="0in" style:vertical-pos="top" style:vertical-rel="baseline" style:horizontal-pos="center" style:horizontal-rel="paragraph"/>
    </style:style>
    <style:style style:name="OrgFormula" style:family="graphic">
      <style:graphic-properties text:anchor-type="as-char" svg:y="0in" fo:margin-left="0.0791in" fo:margin-right="0.0791in" style:vertical-pos="middle" style:vertical-rel="text" style:shadow="none" draw:shadow-opacity="100%"/>
    </style:style>
    <style:style style:name="OrgInlineFormula" style:family="graphic" style:parent-style-name="Formula">
      <style:graphic-properties svg:y="0in" style:vertical-pos="middle" style:vertical-rel="text"/>
    </style:style>
    <style:style style:name="OrgDisplayFormula" style:family="graphic" style:parent-style-name="OrgFormula">
      <style:graphic-properties svg:x="0in" svg:y="0in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in" svg:y="0in" fo:margin-left="0in" fo:margin-right="0in" fo:margin-top="0in" fo:margin-bottom="0in" style:wrap="right" style:number-wrapped-paragraphs="1" style:wrap-contour="false" style:vertical-pos="top" style:vertical-rel="paragraph" style:horizontal-pos="center" style:horizontal-rel="paragraph" fo:padding="0in" fo:border="none"/>
    </style:style>
    <style:style style:name="OrgCaptionedFormula" style:family="graphic" style:parent-style-name="OrgFormula">
      <style:graphic-properties svg:x="0in" svg:y="0in"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/>
    </style:style>
    <style:style style:name="OrgInlineTaskFrame" style:family="graphic" style:parent-style-name="Frame">
      <style:graphic-properties svg:x="0in" svg:y="0in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0591in" fo:border="0.26pt solid #000000" style:shadow="none" draw:shadow-opacity="100%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loext:num-list-format="%2%" text:bullet-char="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loext:num-list-format="%3%" text:bullet-char="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loext:num-list-format="%4%" text:bullet-char="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loext:num-list-format="%5%" text:bullet-char="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loext:num-list-format="%6%" text:bullet-char="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loext:num-list-format="%7%" text:bullet-char="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loext:num-list-format="%8%" text:bullet-char="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loext:num-list-format="%9%" text:bullet-char="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OrgNumberedList">
      <text:list-level-style-number text:level="1" loext:num-list-format="%1%." style:num-suffix="." style:num-format="1">
        <style:list-level-properties text:space-before="0.25in" text:min-label-width="0.25in"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OrgBulletedList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OpenSymbol"/>
      </text:list-level-style-bullet>
      <text:list-level-style-bullet text:level="2" text:style-name="Bullet_5f_20_5f_Symbols" loext:num-list-format="%2%." style:num-suffix="." text:bullet-char="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5f_20_5f_Symbols" loext:num-list-format="%3%." style:num-suffix="." text:bullet-char="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5f_20_5f_Symbols" loext:num-list-format="%4%." style:num-suffix="." text:bullet-char="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5f_20_5f_Symbols" loext:num-list-format="%5%." style:num-suffix="." text:bullet-char="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5f_20_5f_Symbols" loext:num-list-format="%6%." style:num-suffix="." text:bullet-char="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5f_20_5f_Symbols" loext:num-list-format="%7%." style:num-suffix="." text:bullet-char="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5f_20_5f_Symbols" loext:num-list-format="%8%." style:num-suffix="." text:bullet-char="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5f_20_5f_Symbols" loext:num-list-format="%9%." style:num-suffix="." text:bullet-char="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5f_20_5f_Symbols" loext:num-list-format="%10%." style:num-suffix="." text:bullet-char="â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OrgDescriptionList">
      <text:list-level-style-number text:level="1" loext:num-list-format="%1%" style:num-format="">
        <style:list-level-properties text:space-before="0.25in"/>
      </text:list-level-style-number>
      <text:list-level-style-number text:level="2" loext:num-list-format="%2%" style:num-format="">
        <style:list-level-properties text:space-before="0.5in"/>
      </text:list-level-style-number>
      <text:list-level-style-number text:level="3" loext:num-list-format="%3%" style:num-format="">
        <style:list-level-properties text:space-before="0.75in"/>
      </text:list-level-style-number>
      <text:list-level-style-number text:level="4" loext:num-list-format="%4%" style:num-format="">
        <style:list-level-properties text:space-before="1in"/>
      </text:list-level-style-number>
      <text:list-level-style-number text:level="5" loext:num-list-format="%5%" style:num-format="">
        <style:list-level-properties text:space-before="1.25in"/>
      </text:list-level-style-number>
      <text:list-level-style-number text:level="6" loext:num-list-format="%6%" style:num-format="">
        <style:list-level-properties text:space-before="1.5in"/>
      </text:list-level-style-number>
      <text:list-level-style-number text:level="7" loext:num-list-format="%7%" style:num-format="">
        <style:list-level-properties text:space-before="1.75in"/>
      </text:list-level-style-number>
      <text:list-level-style-number text:level="8" loext:num-list-format="%8%" style:num-format="">
        <style:list-level-properties text:space-before="2in"/>
      </text:list-level-style-number>
      <text:list-level-style-number text:level="9" loext:num-list-format="%9%" style:num-format="">
        <style:list-level-properties text:space-before="2.25in"/>
      </text:list-level-style-number>
      <text:list-level-style-number text:level="10" loext:num-list-format="%10%" style:num-format="">
        <style:list-level-properties text:space-before="2.5in"/>
      </text:list-level-style-number>
    </text:list-style>
    <text:list-style style:name="OrgSrcBlockNumberedLine">
      <text:list-level-style-number text:level="1" loext:num-list-format="%1%" style:num-format="1">
        <style:list-level-properties text:space-before="0.25in" text:min-label-width="0.25in" text:min-label-distance="0.0398in" fo:text-align="end"/>
      </text:list-level-style-number>
      <text:list-level-style-number text:level="2" loext:num-list-format="%2%" style:num-format="1">
        <style:list-level-properties text:space-before="0.5in" text:min-label-width="0.25in" text:min-label-distance="0.0398in" fo:text-align="end"/>
      </text:list-level-style-number>
      <text:list-level-style-number text:level="3" loext:num-list-format="%3%" style:num-format="1">
        <style:list-level-properties text:space-before="0.75in" text:min-label-width="0.25in" text:min-label-distance="0.0398in" fo:text-align="end"/>
      </text:list-level-style-number>
      <text:list-level-style-number text:level="4" loext:num-list-format="%4%" style:num-format="1">
        <style:list-level-properties text:space-before="1in" text:min-label-width="0.25in" text:min-label-distance="0.0398in" fo:text-align="end"/>
      </text:list-level-style-number>
      <text:list-level-style-number text:level="5" loext:num-list-format="%5%" style:num-format="1">
        <style:list-level-properties text:space-before="1.25in" text:min-label-width="0.25in" text:min-label-distance="0.0398in" fo:text-align="end"/>
      </text:list-level-style-number>
      <text:list-level-style-number text:level="6" loext:num-list-format="%6%" style:num-format="1">
        <style:list-level-properties text:space-before="1.5in" text:min-label-width="0.25in" text:min-label-distance="0.0398in" fo:text-align="end"/>
      </text:list-level-style-number>
      <text:list-level-style-number text:level="7" loext:num-list-format="%7%" style:num-format="1">
        <style:list-level-properties text:space-before="1.75in" text:min-label-width="0.25in" text:min-label-distance="0.0398in" fo:text-align="end"/>
      </text:list-level-style-number>
      <text:list-level-style-number text:level="8" loext:num-list-format="%8%" style:num-format="1">
        <style:list-level-properties text:space-before="2in" text:min-label-width="0.25in" text:min-label-distance="0.0398in" fo:text-align="end"/>
      </text:list-level-style-number>
      <text:list-level-style-number text:level="9" loext:num-list-format="%9%" style:num-format="1">
        <style:list-level-properties text:space-before="2.25in" text:min-label-width="0.25in" text:min-label-distance="0.0398in" fo:text-align="end"/>
      </text:list-level-style-number>
      <text:list-level-style-number text:level="10" loext:num-list-format="%10%" style:num-format="1">
        <style:list-level-properties text:space-before="2.5in" text:min-label-width="0.25in" text:min-label-distance="0.0398in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i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5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OrgTitlePage" style:page-layout-name="Mpm2" draw:style-name="Mdp1" style:next-style-name="OrgFrontMatterPage"/>
    <style:master-page style:name="OrgFrontMatterPage" style:page-layout-name="Mpm3" draw:style-name="Mdp1">
      <style:footer>
        <text:p text:style-name="MP1"><text:page-number text:select-page="current">0</text:page-number><text:s/></text:p>
      </style:footer>
    </style:master-page>
    <style:master-page style:name="OrgFirstPage" style:page-layout-name="Mpm4" draw:style-name="Mdp2" style:next-style-name="OrgPage">
      <style:footer>
        <text:p text:style-name="MP1"><text:page-number text:select-page="current">0</text:page-number><text:s/></text:p>
      </style:footer>
    </style:master-page>
    <style:master-page style:name="OrgPage" style:page-layout-name="Mpm5" draw:style-name="Mdp1">
      <style:footer>
        <text:p text:style-name="MP1"><text:page-number text:select-page="current">0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arba</meta:initial-creator>
    <meta:generator>LibreOffice/7.2.5.2.0$Linux_X86_64 LibreOffice_project/20$Build-2</meta:generator>
    <meta:keyword/>
    <dc:subject/>
    <dc:title>Resume</dc:title>
    <dc:date>2022-01-22T08:23:02.955904541</dc:date>
    <meta:editing-duration>PT1H56M2S</meta:editing-duration>
    <meta:editing-cycles>205</meta:editing-cycles>
    <meta:document-statistic meta:table-count="0" meta:image-count="0" meta:object-count="0" meta:page-count="1" meta:paragraph-count="27" meta:word-count="121" meta:character-count="978" meta:non-whitespace-character-count="841"/>
  </office:meta>
</office:document-meta>
</file>